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eeeeee" draw:marker-start-width="0.32cm" draw:marker-end-width="0.32cm" svg:stroke-linecap="round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eeeeee" draw:marker-start-width="0.345cm" draw:marker-end-width="0.345cm" draw:fill="none" draw:textarea-horizontal-align="justify" draw:textarea-vertical-align="middle" draw:auto-grow-height="false" fo:min-height="0.14cm" fo:min-width="0cm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401cm" svg:y1="0.249cm" svg:x2="0.239cm" svg:y2="0.085cm">
            <text:p/>
          </draw:line>
          <draw:line draw:style-name="gr1" draw:text-style-name="P1" draw:layer="layout" svg:x1="0.089cm" svg:y1="0.251cm" svg:x2="0.239cm" svg:y2="0.085cm">
            <text:p/>
          </draw:line>
          <draw:line draw:style-name="gr1" draw:text-style-name="P1" draw:layer="layout" svg:x1="0.089cm" svg:y1="0.25cm" svg:x2="0.089cm" svg:y2="0.081cm">
            <text:p/>
          </draw:line>
          <draw:line draw:style-name="gr1" draw:text-style-name="P1" draw:layer="layout" svg:x1="0.401cm" svg:y1="0.25cm" svg:x2="0.4cm" svg:y2="0.081cm">
            <text:p/>
          </draw:line>
          <draw:path draw:style-name="gr1" draw:text-style-name="P1" draw:layer="layout" svg:width="0.066cm" svg:height="0.108cm" draw:transform="skewX (-0.042760566673861) rotate (-0.837932573882478) translate (0.329480438509504cm 0.173000497600327cm)" svg:viewBox="0 0 67 109" svg:d="M67 0c-72 2-86 62-42 109">
            <text:p/>
          </draw:path>
          <draw:path draw:style-name="gr1" draw:text-style-name="P1" draw:layer="layout" svg:width="0.183cm" svg:height="0.03cm" draw:transform="skewX (0.062482787221397) rotate (0.849800812796039) translate (0.25945157578117cm 0.375663260023327cm)" svg:viewBox="0 0 184 31" svg:d="M184 23c-36 36-150-59-184-8">
            <text:p/>
          </draw:path>
          <draw:path draw:style-name="gr1" draw:text-style-name="P1" draw:layer="layout" svg:width="0.001cm" svg:height="0.135cm" draw:transform="rotate (1.5707963267949) translate (0.0919503546099291cm 0.406878787878788cm)" svg:viewBox="0 0 2 136" svg:d="M0 0c2 69-1 63 2 136">
            <text:p/>
          </draw:path>
          <draw:line draw:style-name="gr1" draw:text-style-name="P1" draw:layer="layout" svg:x1="0.269cm" svg:y1="0.404cm" svg:x2="0.268cm" svg:y2="0.28cm">
            <text:p/>
          </draw:line>
          <draw:path draw:style-name="gr1" draw:text-style-name="P1" draw:layer="layout" svg:width="0.068cm" svg:height="0.108cm" draw:transform="skewX (0.0842994028713261) rotate (0.844913890890455) translate (0.114078014184397cm 0.223737567058141cm)" svg:viewBox="0 0 69 109" svg:d="M0 0c72 2 89 62 46 109">
            <text:p/>
          </draw:path>
          <draw:path draw:style-name="gr1" draw:text-style-name="P1" draw:layer="layout" svg:width="0.183cm" svg:height="0.03cm" draw:transform="skewX (0.0619591884457988) rotate (0.844739357965255) translate (0.0816223556775033cm 0.395755108796871cm)" svg:viewBox="0 0 184 31" svg:d="M184 22c-36 37-150-58-184-6">
            <text:p/>
          </draw:path>
          <draw:path draw:style-name="gr1" draw:text-style-name="P1" draw:layer="layout" svg:width="0.076cm" svg:height="0.077cm" draw:transform="rotate (1.5707963267949) translate (0.319127659574468cm 0.4029821661592cm)" svg:viewBox="0 0 77 78" svg:d="M77 0c-45 47-36 35-77 78">
            <text:p/>
          </draw:path>
        </draw:g>
        <draw:custom-shape draw:style-name="gr2" draw:text-style-name="P1" draw:layer="layout" svg:width="0.422cm" svg:height="0.43cm" svg:x="0.033cm" svg:y="0.02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25T10:08:26.696840000</dc:date>
    <dc:creator>Engelbert Niehaus</dc:creator>
    <meta:editing-duration>P4DT1H35M4S</meta:editing-duration>
    <meta:editing-cycles>8</meta:editing-cycles>
    <meta:generator>LibreOffice/6.0.6.2$MacOSX_X86_64 LibreOffice_project/0c292870b25a325b5ed35f6b45599d2ea4458e77</meta:generator>
    <meta:document-statistic meta:object-count="13"/>
  </office:meta>
</office:document-meta>
</file>